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umberBool</text:p>
          </table:table-cell>
          <table:table-cell table:style-name="Default" office:value-type="string" calcext:value-type="string">
            <text:p>numberFloat</text:p>
          </table:table-cell>
          <table:table-cell table:style-name="Default" office:value-type="string" calcext:value-type="string">
            <text:p>number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parameters_def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[EOL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umber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umber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3"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layers_def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[EOL]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31"/>
        </table:table-row>
      </table:table>
      <table:table table:name="stateMachin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9"/>
        </table:table-row>
      </table:table>
      <table:table table:name="stateMachines_def" table:style-name="ta1">
        <table:table-column table:style-name="co1" table:number-columns-repeated="3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[EOL]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35"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office:value-type="string" calcext:value-type="string">
            <text:p>parentPath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tates_def" table:style-name="ta1">
        <table:table-column table:style-name="co1" table:number-columns-repeated="7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[EOL]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75"/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_nam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table table:name="transitions_def" table:style-name="ta1">
        <table:table-column table:style-name="co1" table:number-columns-repeated="8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[EOL]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destinationStat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destinationState_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destinationStateMachin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79"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</table:table-row>
      </table:table>
      <table:table table:name="conditions_def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[EOL]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31"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positions_def" table:style-name="ta1"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[EOL]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roer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y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ormaliz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ormalized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ormalized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normalized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7:46:56.373000000</meta:creation-date>
    <dc:date>2017-02-02T07:47:07.992000000</dc:date>
    <meta:editing-duration>PT12S</meta:editing-duration>
    <meta:editing-cycles>1</meta:editing-cycles>
    <meta:document-statistic meta:table-count="14" meta:cell-count="6132" meta:object-count="0"/>
    <meta:generator>LibreOffice/5.2.5.1$Windows_x86 LibreOffice_project/0312e1a284a7d50ca85a365c316c7abbf20a4d22</meta:generator>
  </office:meta>
</office:document-meta>
</file>